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solid" draw:fill-color="#7f7f7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draw:fill="solid" draw:fill-color="#262626" draw:opacity="7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26262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draw:fill="solid" draw:fill-color="#40404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000000" draw:opacity="3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0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opacity="30%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8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Standard_20_1-notes">
      <style:graphic-properties draw:fill-color="#ffffff" fo:min-height="13.364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cm" fo:margin-bottom="0cm" fo:line-height="100%" fo:text-indent="0cm" style:font-independent-line-spacing="true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top="0cm" fo:margin-bottom="0cm" fo:line-height="90%" fo:text-align="start" style:punctuation-wrap="hanging" style:writing-mode="lr-tb" style:font-independent-line-spacing="true"/>
      <style:text-properties fo:color="#ffffff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text-properties fo:font-size="20pt"/>
    </style:style>
    <style:style style:name="T1" style:family="text">
      <style:text-properties fo:color="#ffffff" style:text-line-through-style="none" fo:font-family="'Calibri Light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ffff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ffffff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6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ffff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color="#ffffff" style:text-outline="false" style:text-line-through-style="none" fo:font-family="'Calibri Light'" fo:font-size="4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de" style:country-asian="DE" style:font-style-asian="normal" style:font-weight-asian="normal" style:font-family-complex="Arial" style:font-family-generic-complex="system" style:font-pitch-complex="variable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style:font-size-asian="12pt" style:font-size-complex="12pt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fo:color="#ffffff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fo:font-family="Arial" style:font-family-generic="swiss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Rectangle 7" draw:style-name="gr1" draw:text-style-name="P1" draw:layer="layout" svg:width="33.866cm" svg:height="19.058cm" svg:x="0cm" svg:y="-0.009cm">
          <text:p/>
          <draw:enhanced-geometry svg:viewBox="0 0 21600 21600" draw:mirror-vertical="true" draw:type="rectangle" draw:enhanced-path="M 0 0 L 21600 0 21600 21600 0 21600 0 0 Z N"/>
        </draw:custom-shape>
        <draw:custom-shape draw:name="Freeform 3" draw:style-name="gr2" draw:text-style-name="P1" draw:layer="layout" svg:width="26.301cm" svg:height="19.05cm" svg:x="3.464cm" svg:y="-0.001cm">
          <text:p/>
          <draw:enhanced-geometry draw:mirror-horizontal="false" draw:mirror-vertical="true" svg:viewBox="0 0 8078051 5829300" draw:type="non-primitive" draw:enhanced-path="M 0 0 L 4453793 0 5363426 0 5368184 0 8078051 5829300 1743926 5829300 1744148 5828822 0 5828822 Z N">
            <draw:equation draw:name="f0" draw:formula="0*width/8078051"/>
            <draw:equation draw:name="f1" draw:formula="0*height/5829300"/>
            <draw:equation draw:name="f2" draw:formula="4453793*width/8078051"/>
            <draw:equation draw:name="f3" draw:formula="0*height/5829300"/>
            <draw:equation draw:name="f4" draw:formula="5363426*width/8078051"/>
            <draw:equation draw:name="f5" draw:formula="0*height/5829300"/>
            <draw:equation draw:name="f6" draw:formula="5368184*width/8078051"/>
            <draw:equation draw:name="f7" draw:formula="0*height/5829300"/>
            <draw:equation draw:name="f8" draw:formula="8078051*width/8078051"/>
            <draw:equation draw:name="f9" draw:formula="5829300*height/5829300"/>
            <draw:equation draw:name="f10" draw:formula="1743926*width/8078051"/>
            <draw:equation draw:name="f11" draw:formula="5829300*height/5829300"/>
            <draw:equation draw:name="f12" draw:formula="1744148*width/8078051"/>
            <draw:equation draw:name="f13" draw:formula="5828822*height/5829300"/>
            <draw:equation draw:name="f14" draw:formula="0*width/8078051"/>
            <draw:equation draw:name="f15" draw:formula="5828822*height/5829300"/>
            <draw:equation draw:name="f16" draw:formula="width"/>
            <draw:equation draw:name="f17" draw:formula="height"/>
          </draw:enhanced-geometry>
        </draw:custom-shape>
        <draw:custom-shape draw:name="Freeform 16" draw:style-name="gr3" draw:text-style-name="P1" draw:layer="layout" svg:width="25.902cm" svg:height="19.05cm" svg:x="0cm" svg:y="-0.001cm">
          <text:p/>
          <draw:enhanced-geometry draw:mirror-horizontal="false" draw:mirror-vertical="true" svg:viewBox="0 0 9324977 6858479" draw:type="non-primitive" draw:enhanced-path="M 1246925 0 L 5076797 0 6143025 0 6148602 0 9324977 6858478 3359025 6858478 3359025 6858479 0 6858479 0 479 1246925 479 Z N">
            <draw:equation draw:name="f0" draw:formula="1246925*width/9324977"/>
            <draw:equation draw:name="f1" draw:formula="0*height/6858479"/>
            <draw:equation draw:name="f2" draw:formula="5076797*width/9324977"/>
            <draw:equation draw:name="f3" draw:formula="0*height/6858479"/>
            <draw:equation draw:name="f4" draw:formula="6143025*width/9324977"/>
            <draw:equation draw:name="f5" draw:formula="0*height/6858479"/>
            <draw:equation draw:name="f6" draw:formula="6148602*width/9324977"/>
            <draw:equation draw:name="f7" draw:formula="0*height/6858479"/>
            <draw:equation draw:name="f8" draw:formula="9324977*width/9324977"/>
            <draw:equation draw:name="f9" draw:formula="6858478*height/6858479"/>
            <draw:equation draw:name="f10" draw:formula="3359025*width/9324977"/>
            <draw:equation draw:name="f11" draw:formula="6858478*height/6858479"/>
            <draw:equation draw:name="f12" draw:formula="3359025*width/9324977"/>
            <draw:equation draw:name="f13" draw:formula="6858479*height/6858479"/>
            <draw:equation draw:name="f14" draw:formula="0*width/9324977"/>
            <draw:equation draw:name="f15" draw:formula="6858479*height/6858479"/>
            <draw:equation draw:name="f16" draw:formula="0*width/9324977"/>
            <draw:equation draw:name="f17" draw:formula="479*height/6858479"/>
            <draw:equation draw:name="f18" draw:formula="1246925*width/9324977"/>
            <draw:equation draw:name="f19" draw:formula="479*height/6858479"/>
            <draw:equation draw:name="f20" draw:formula="width"/>
            <draw:equation draw:name="f21" draw:formula="height"/>
          </draw:enhanced-geometry>
        </draw:custom-shape>
        <draw:frame draw:name="Titel 1" presentation:style-name="pr1" draw:text-style-name="P1" draw:layer="layout" svg:width="18.468cm" svg:height="7.254cm" svg:x="2.235cm" svg:y="2.673cm" presentation:class="title" presentation:user-transformed="true">
          <draw:text-box>
            <text:p text:style-name="P2"><text:span text:style-name="T1">.NET MAU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C Classic" draw:style-name="dp1" draw:master-page-name="Standard_20_1" presentation:presentation-page-layout-name="AL2T11"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Inhalt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3">
              <text:list-item>
                <text:p text:style-name="P3"><text:span text:style-name="T3">Allgemeines</text:span></text:p>
              </text:list-item>
              <text:list-item>
                <text:p text:style-name="P3"><text:span text:style-name="T3">Ziele</text:span></text:p>
              </text:list-item>
              <text:list-item>
                <text:p text:style-name="P3"><text:span text:style-name="T3">Besonderheiten</text:span></text:p>
              </text:list-item>
              <text:list-item>
                <text:p text:style-name="P3"><text:span text:style-name="T3">.NET 6</text:span></text:p>
              </text:list-item>
              <text:list-item>
                <text:p text:style-name="P3"><text:span text:style-name="T3">Praxis</text:span></text:p>
              </text:list-item>
              <text:list-item>
                <text:p text:style-name="P3"><text:span text:style-name="T3">Bewertung</text:span></text:p>
              </text:list-item>
            </text:list>
            <text:p text:style-name="P3"><text:span text:style-name="T3"/></text:p>
            <text:p text:style-name="P3"><text:span text:style-name="T3"/></text:p>
          </draw:text-box>
        </draw:frame>
        <presentation:notes draw:style-name="dp3">
          <draw:page-thumbnail draw:name="Folienbildplatzhalter 1" draw:style-name="gr4" draw:layer="layout" svg:width="15.239cm" svg:height="8.572cm" svg:x="1.905cm" svg:y="3.175cm" draw:page-number="2" presentation:class="page"/>
          <draw:frame draw:name="Notizenplatzhalter 2" presentation:style-name="pr5" draw:text-style-name="P1" draw:layer="layout" svg:width="15.239cm" svg:height="10cm" svg:x="1.905cm" svg:y="12.224cm" presentation:class="notes" presentation:user-transformed="true">
            <draw:text-box>
              <text:p text:style-name="P4"><text:span text:style-name="T4">Datenaustausch: (zwischen Datenerfassung und Darstellung d.h. zwischen PLC und Interface bspw.)</text:span></text:p>
              <text:p text:style-name="P4"><text:span text:style-name="T4"/></text:p>
            </draw:text-box>
          </draw:frame>
          <draw:frame draw:name="Foliennummernplatzhalter 3" presentation:style-name="pr6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5"><text:page-number>&lt;Nummer&gt;</text:page-number></text:span></text:p>
            </draw:text-box>
          </draw:frame>
        </presentation:notes>
      </draw:page>
      <draw:page draw:name="OPC Classic" draw:style-name="dp1" draw:master-page-name="Standard_20_1" presentation:presentation-page-layout-name="AL2T11"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Allgemeines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3">
              <text:list-item>
                <text:p text:style-name="P3"><text:span text:style-name="T3">Multi-Platform App UI</text:span></text:p>
              </text:list-item>
              <text:list-item>
                <text:p text:style-name="P3"><text:span text:style-name="T3">Nachfolger von Xamarin.Forms</text:span></text:p>
              </text:list-item>
              <text:list-item>
                <text:p text:style-name="P3"><text:span text:style-name="T3">Entwicklungsprojekt</text:span></text:p>
              </text:list-item>
              <text:list-item>
                <text:p text:style-name="P3"><text:span text:style-name="T3">Open Sourc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rum der Wechsel zu OPC UA?" draw:style-name="dp1" draw:master-page-name="Standard_20_1" presentation:presentation-page-layout-name="AL2T11"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Ziele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3">
              <text:list-item>
                <text:p text:style-name="P3"><text:span text:style-name="T3">Performance</text:span></text:p>
              </text:list-item>
              <text:list-item>
                <text:p text:style-name="P3"><text:span text:style-name="T3">Ein Stack für alle Workloads</text:span></text:p>
              </text:list-item>
              <text:list-item>
                <text:p text:style-name="P3"><text:span text:style-name="T3">Einfacher Zugriff auf Controls</text:span></text:p>
              </text:list-item>
              <text:list-item>
                <text:p text:style-name="P3"><text:span text:style-name="T3">Schlichte Projektstruktu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iele von OPC UA" draw:style-name="dp1" draw:master-page-name="Standard_20_1" presentation:presentation-page-layout-name="AL2T11"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Besonderheiten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3">
              <text:list-item>
                <text:p text:style-name="P3"><text:span text:style-name="T3">Single Project</text:span></text:p>
                <text:list>
                  <text:list-item>
                    <text:p text:style-name="P7"><text:span text:style-name="T3">Kapselung</text:span></text:p>
                  </text:list-item>
                  <text:list-item>
                    <text:p text:style-name="P7"><text:span text:style-name="T3">Appbuilder</text:span></text:p>
                  </text:list-item>
                </text:list>
              </text:list-item>
              <text:list-item>
                <text:p text:style-name="P3"><text:span text:style-name="T3">MVU und MVVM</text:span></text:p>
                <text:list>
                  <text:list-item>
                    <text:p text:style-name="P7"><text:span text:style-name="T3">Binding</text:span></text:p>
                  </text:list-item>
                  <text:list-item>
                    <text:p text:style-name="P7"><text:span text:style-name="T3">Commands</text:span></text:p>
                  </text:list-item>
                </text:list>
              </text:list-item>
              <text:list-item>
                <text:p text:style-name="P3"><text:span text:style-name="T3">Hot Reload</text:span></text:p>
              </text:list-item>
            </text:list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zifikationen" draw:style-name="dp1" draw:master-page-name="Standard_20_1" presentation:presentation-page-layout-name="AL2T11"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Besonderheiten</text:span></text:p>
          </draw:text-box>
        </draw:frame>
        <draw:frame draw:name="Inhaltsplatzhalter 2" presentation:style-name="pr4" draw:text-style-name="P1" draw:layer="layout" svg:width="28.272cm" svg:height="11.539cm" svg:x="2.328cm" svg:y="5.618cm" presentation:class="outline" presentation:user-transformed="true">
          <draw:text-box>
            <text:list text:style-name="L7">
              <text:list-item>
                <text:p text:style-name="P3"><text:span text:style-name="T6">Handler-Architektur</text:span></text:p>
                <text:list>
                  <text:list-item>
                    <text:p text:style-name="P7"><text:span text:style-name="T6">Plattform- vs Framework-Controls</text:span></text:p>
                  </text:list-item>
                  <text:list-item>
                    <text:p text:style-name="P7"><text:span text:style-name="T6">Custom Controls</text:span></text:p>
                  </text:list-item>
                </text:list>
              </text:list-item>
              <text:list-item>
                <text:p text:style-name="P3"><text:span text:style-name="T6">Multi-Window</text:span></text:p>
              </text:list-item>
              <text:list-item>
                <text:p text:style-name="P3"><text:span text:style-name="T6">Native Lifecycle Events</text:span></text:p>
              </text:list-item>
            </text:list>
            <text:p text:style-name="P3"><text:span text:style-name="T7"/></text:p>
          </draw:text-box>
        </draw:frame>
        <presentation:notes draw:style-name="dp3">
          <draw:page-thumbnail draw:name="Folienbildplatzhalter 1" draw:style-name="gr4" draw:layer="layout" svg:width="15.239cm" svg:height="8.572cm" svg:x="1.905cm" svg:y="3.175cm" draw:page-number="6" presentation:class="page"/>
          <draw:frame draw:name="Notizenplatzhalter 2" presentation:style-name="pr5" draw:text-style-name="P1" draw:layer="layout" svg:width="15.239cm" svg:height="10cm" svg:x="1.905cm" svg:y="12.224cm" presentation:class="notes" presentation:user-transformed="true">
            <draw:text-box>
              <text:p><text:span text:style-name="T4">Service orientiert; Service Oriented Architecture; Können unterstützt werden, muss aber nicht; </text:span></text:p>
            </draw:text-box>
          </draw:frame>
          <draw:frame draw:name="Foliennummernplatzhalter 3" presentation:style-name="pr6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5"><text:page-number>&lt;Nummer&gt;</text:page-number></text:span></text:p>
            </draw:text-box>
          </draw:frame>
        </presentation:notes>
      </draw:page>
      <draw:page draw:name="Data Model" draw:style-name="dp1" draw:master-page-name="Standard_20_1" presentation:presentation-page-layout-name="AL2T11"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.NET 6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3">
              <text:list-item>
                <text:p text:style-name="P3"><text:span text:style-name="T3">VS Code</text:span></text:p>
              </text:list-item>
              <text:list-item>
                <text:p text:style-name="P3"><text:span text:style-name="T3">CLI</text:span></text:p>
              </text:list-item>
              <text:list-item>
                <text:p text:style-name="P3"><text:span text:style-name="T3">Mehr Plattformen</text:span></text:p>
              </text:list-item>
              <text:list-item>
                <text:p text:style-name="P3"><text:span text:style-name="T3">Windows ACLs</text:span></text:p>
              </text:list-item>
              <text:list-item>
                <text:p text:style-name="P3"><text:span text:style-name="T3">Ein-Datei-Apps</text:span></text:p>
              </text:list-item>
              <text:list-item>
                <text:p text:style-name="P3"><text:span text:style-name="T3">PriorityQueue</text:span></text:p>
              </text:list-item>
              <text:list-item>
                <text:p text:style-name="P3"><text:span text:style-name="T3">Vereinheitlichunge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vices" draw:style-name="dp1" draw:master-page-name="Standard_20_1" presentation:presentation-page-layout-name="AL2T11"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Praxis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3">
              <text:list-item>
                <text:p text:style-name="P3"><text:span text:style-name="T3">Installation</text:span></text:p>
                <text:list>
                  <text:list-item>
                    <text:p text:style-name="P7"><text:span text:style-name="T3">Installer Tool von Jonathan Dick (Maui Check)</text:span></text:p>
                    <text:list>
                      <text:list-item>
                        <text:p text:style-name="P7"><text:span text:style-name="T3"><text:a xlink:href="https://github.com/Redth/dotnet-maui-check">https://github.com/Redth/dotnet-maui-check</text:a>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„dotnet tool install -g Redth.Net.Maui.Check“</text:p>
                      </text:list-item>
                      <text:list-item>
                        <text:p>„maui-check“</text:p>
                      </text:list-item>
                    </text:list>
                  </text:list-item>
                  <text:list-item>
                    <text:p>Preview Installer</text:p>
                    <text:list>
                      <text:list-item>
                        <text:p>SDKs und Workloads manuell installier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wendung von OPC UA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Praxis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3">
              <text:list-item>
                <text:p text:style-name="P3"><text:span text:style-name="T3">Commands</text:span></text:p>
                <text:list>
                  <text:list-item>
                    <text:p text:style-name="P7"><text:span text:style-name="T3">dotnet new maui [-n Projektname]</text:span></text:p>
                  </text:list-item>
                  <text:list-item>
                    <text:p text:style-name="P7"><text:span text:style-name="T3">dotnet build Projektname -t:Run -f (net6.0-android | net6.0-ios) [-no-restore]</text:span></text:p>
                  </text:list-item>
                </text:list>
              </text:list-item>
              <text:list-item>
                <text:p text:style-name="P7"><text:span text:style-name="T3">Android Emulator über VS Studio</text:span></text:p>
              </text:list-item>
              <text:list-item>
                <text:p text:style-name="P7"><text:span text:style-name="T3"><text:a xlink:href="https://github.com/Wodde1010/MAUI_EPortfolio">https://github.com/Wodde1010/MAUI_EPortfolio</text:a></text:span><text:span text:style-name="T3"> </text:span></text:p>
              </text:list-item>
            </text:list>
            <text:p text:style-name="P3"><text:span text:style-name="T3"/></text:p>
          </draw:text-box>
        </draw:frame>
        <draw:custom-shape draw:name="Freeform 11" draw:style-name="gr7" draw:text-style-name="P8" draw:layer="layout" svg:width="9.947cm" svg:height="19.049cm" svg:x="0.211cm" svg:y="1.022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draw:style-name="gr8" draw:text-style-name="P9" draw:layer="layout" svg:width="29.223cm" svg:height="3.681cm" svg:x="2.525cm" svg:y="2.036cm">
          <draw:text-box>
            <text:p text:style-name="P2"><text:span text:style-name="T8">Anwendung von OPC U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1"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Anwendung von OPC UA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3">
              <text:list-item>
                <text:p text:style-name="P3"><text:span text:style-name="T3">Sehr breites Anwendungsspektrum</text:span></text:p>
              </text:list-item>
              <text:list-item>
                <text:p text:style-name="P3"><text:span text:style-name="T3">Auslesen und Schreiben von Maschinenparametern</text:span></text:p>
              </text:list-item>
              <text:list-item>
                <text:p text:style-name="P3"><text:span text:style-name="T3">Dies ist Beispielsweise in weltweit verteilten Anlagen wie Windturbinen, in Maschinen einer Produktion oder in diversen andern IOT Geräten möglich</text:span></text:p>
              </text:list-item>
            </text:list>
            <text:p text:style-name="P3"><text:span text:style-name="T3"/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1"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Anwendung von OPC UA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3">
              <text:list-item>
                <text:p text:style-name="P3"><text:span text:style-name="T3">Sehr breites Anwendungsspektrum</text:span></text:p>
              </text:list-item>
              <text:list-item>
                <text:p text:style-name="P3"><text:span text:style-name="T3">Auslesen und Schreiben von Maschinenparametern</text:span></text:p>
              </text:list-item>
              <text:list-item>
                <text:p text:style-name="P3"><text:span text:style-name="T3">Dies ist Beispielsweise in weltweit verteilten Anlagen wie Windturbinen, in Maschinen einer Produktion oder in diversen andern IOT Geräten möglich</text:span></text:p>
              </text:list-item>
            </text:list>
            <text:p text:style-name="P3"><text:span text:style-name="T3"/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1"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Bewertung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3">
              <text:list-item>
                <text:p text:style-name="P3"><text:span text:style-name="T3">Gewohnte Programmierung</text:span></text:p>
              </text:list-item>
              <text:list-item>
                <text:p text:style-name="P3"><text:span text:style-name="T3">Wechsel von Zielplattformen</text:span></text:p>
              </text:list-item>
              <text:list-item>
                <text:p text:style-name="P3"><text:span text:style-name="T3">Noch unausgereift</text:span></text:p>
              </text:list-item>
              <text:list-item>
                <text:p text:style-name="P3"><text:span text:style-name="T3">Etwaige Änderunge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1"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2">Literaturverzeichnis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p><text:span text:style-name="T9">1. <text:s/>Scott (19.05.2020): „Introducing .NET Multi-platform App UI“ unter </text:span><text:span text:style-name="T9"><text:a xlink:href="https://devblogs.microsoft.com/dotnet/introducing-net-multi-platform-app-ui/">https://devblogs.microsoft.com/dotnet/introducing-net-multi-platform-app-ui/</text:a></text:span><text:span text:style-name="T9"> (aufgerufen am 19.09.2020)</text:span></text:p>
            <text:p><text:span text:style-name="T10">2. <text:s/>Gerald Versluis (15.03.2021): „.NET MAUI First Look - Running .NET 6 Preview 2 Sample“ unter </text:span><text:span text:style-name="T10"><text:a xlink:href="https://www.youtube.com/watch?v=qY6v-bBHqOE">https://www.youtube.com/watch?v=qY6v-bBHqOE</text:a></text:span><text:span text:style-name="T10"> (aufgerufen am 24.04.2021)</text:span></text:p>
            <text:p><text:span text:style-name="T10">3. <text:s/>Maika Möbus (März 2021): „.NET 6 Preview 2: Neues von .NET MAUI“ unter </text:span><text:span text:style-name="T10"><text:a xlink:href="https://entwickler.de/online/windowsdeveloper/dotnet-6-preview-2-579962183.html">https://entwickler.de/online/windowsdeveloper/dotnet-6-preview-2-579962183.html</text:a></text:span><text:span text:style-name="T10"> (aufgerufen am 10.05.2021)</text:span></text:p>
            <text:p><text:span text:style-name="T10">4. <text:s/>Dr. Holger SChwichtenberg (12.03.2021): "Cross-Plattform-Entwicklung: Ein erster Blick auf MAUI in .NET 6.0 Preview 2" unter </text:span><text:span text:style-name="T10"><text:a xlink:href="https://www.heise.de/news/Ein-erster-Blick-auf-MAUI-in-NET-6-0-Preview-2-5078726.html">https://www.heise.de/news/Ein-erster-Blick-auf-MAUI-in-NET-6-0-Preview-2-5078726.html</text:a></text:span><text:span text:style-name="T10"> (aufgerufen am 10.05.2021)</text:span></text:p>
            <text:p><text:span text:style-name="T10">5. <text:s/>David (09.04.2021): "Announcing .NET Multi-platform App UI Preview 3" unter </text:span><text:span text:style-name="T10"><text:a xlink:href="https://devblogs.microsoft.com/dotnet/announcing-net-multi-platform-app-ui-preview-3/">https://devblogs.microsoft.com/dotnet/announcing-net-multi-platform-app-ui-preview-3/</text:a></text:span><text:span text:style-name="T10"> (aufgerufen am 11.05.2021)</text:span></text:p>
            <text:p><text:span text:style-name="T10">6. <text:s/>David (03.02.2021): "The New .NET Multi-platform App UI" unter </text:span><text:span text:style-name="T10"><text:a xlink:href="https://devblogs.microsoft.com/xamarin/the-new-net-multi-platform-app-ui-maui/">https://devblogs.microsoft.com/xamarin/the-new-net-multi-platform-app-ui-maui/</text:a></text:span><text:span text:style-name="T10"> (aufgerufen am 11.05.2021)</text:span></text:p>
            <text:p><text:span text:style-name="T10">7. <text:s/>Richard (17.02.2021): "Announcing .NET 6 Preview 1" unter </text:span><text:span text:style-name="T10"><text:a xlink:href="https://devblogs.microsoft.com/dotnet/announcing-net-6-preview-1/">https://devblogs.microsoft.com/dotnet/announcing-net-6-preview-1/</text:a></text:span><text:span text:style-name="T10"> (aufgerufen am 11.05.2021)</text:span></text:p>
            <text:p><text:span text:style-name="T10">8. <text:s/>Richard (11.03.2021): "Announcing .NET 6 Preview 2" unter </text:span><text:span text:style-name="T10"><text:a xlink:href="https://devblogs.microsoft.com/dotnet/announcing-net-6-preview-2/">https://devblogs.microsoft.com/dotnet/announcing-net-6-preview-2/</text:a></text:span><text:span text:style-name="T10"> (aufgerufen am 11.05.2021)</text:span></text:p>
            <text:p><text:span text:style-name="T10">9. <text:s/>David Ortinau (11.05.2021): "Roadmap" unter </text:span><text:span text:style-name="T10"><text:a xlink:href="https://github.com/dotnet/maui/wiki/Roadmap">https://github.com/dotnet/maui/wiki/Roadmap</text:a></text:span><text:span text:style-name="T10"> (aufgerufen am 11.05.2021)</text:span></text:p>
            <text:p><text:span text:style-name="T10">10. David Ortinau (13.04.2021): "Getting Started" unter </text:span><text:span text:style-name="T10"><text:a xlink:href="https://github.com/dotnet/maui/wiki/Getting-Started">https://github.com/dotnet/maui/wiki/Getting-Started</text:a></text:span><text:span text:style-name="T10"> (aufgerufen am 11.05.2021)</text:span></text:p>
            <text:p><text:span text:style-name="T10">11. dotnet: ".NET 6.0.0 Mobile Samples" unter </text:span><text:span text:style-name="T10"><text:a xlink:href="https://github.com/dotnet/net6-mobile-samples">https://github.com/dotnet/net6-mobile-samples</text:a></text:span><text:span text:style-name="T10"> (aufgerufen am 11.05.2021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454545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fo:font-family="Calibri" fo:font-size="2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de" style:country-asian="DE" style:font-style-asian="normal" style:font-weight-asian="normal" style:font-family-complex="Ari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454545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fo:font-family="Calibri" fo:font-size="2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de" style:country-asian="DE" style:font-style-asian="normal" style:font-weight-asian="normal" style:font-family-complex="Ari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54545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ffffff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ffffff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fffff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ffffff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draw:name="Titel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Klicken Sie, um das Format des Titeltextes zu bearbeitenMastertitelformat bearbeiten</text:span></text:p>
        </draw:text-box>
      </draw:frame>
      <draw:frame draw:name="Datumsplatzhalt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1-05-25">25.05.21</text:date></text:span></text:p>
        </draw:text-box>
      </draw:frame>
      <draw:frame draw:name="Fußzeilenplatzhalt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el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Klicken Sie, um das Format des Titeltextes zu bearbeitenMastertitelformat bearbeiten</text:span></text:p>
        </draw:text-box>
      </draw:frame>
      <draw:frame draw:name="Inhaltsplatzhalter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Klicken Sie, um die Formate des Gliederungstextes zu bearbeiten</text:span></text:p>
              <text:list>
                <text:list-item>
                  <text:p text:style-name="MP9"><text:span text:style-name="MT4">Zweite Gliederungsebene</text:span></text:p>
                  <text:list>
                    <text:list-item>
                      <text:p text:style-name="MP9"><text:span text:style-name="MT4">Dritte Gliederungsebene</text:span></text:p>
                      <text:list>
                        <text:list-item>
                          <text:p text:style-name="MP9"><text:span text:style-name="MT4">Vierte Gliederungsebene</text:span></text:p>
                          <text:list>
                            <text:list-item>
                              <text:p text:style-name="MP9"><text:span text:style-name="MT4">Fünfte Gliederungsebene</text:span></text:p>
                              <text:list>
                                <text:list-item>
                                  <text:p text:style-name="MP9"><text:span text:style-name="MT4">Sechste Gliederungsebene</text:span></text:p>
                                  <text:list>
                                    <text:list-item>
                                      <text:p text:style-name="MP9"><text:span text:style-name="MT4">Siebente Gliederungsebene</text:span></text:p>
                                      <text:list>
                                        <text:list-item>
                                          <text:p text:style-name="MP9"><text:span text:style-name="MT4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eunte Gliederungsebene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1-05-25">25.05.21</text:date></text:span></text:p>
        </draw:text-box>
      </draw:frame>
      <draw:frame draw:name="Fußzeilenplatzhalter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presentation:notes style:page-layout-name="PM2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5-25T12:41:38.24</dc:date>
    <meta:document-statistic meta:object-count="126"/>
    <meta:generator>OpenOffice/4.1.9$Win32 OpenOffice.org_project/419m1$Build-9805</meta:generator>
  </office:meta>
</office:document-meta>
</file>